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95cm" fo:min-width="2.901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05cm" fo:min-width="0.3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0.95cm" fo:min-width="2.1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top" draw:auto-grow-height="false" fo:min-height="5.15cm" fo:min-width="3.201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05cm" fo:min-width="0.5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051cm" fo:min-width="0.5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top" draw:auto-grow-height="false" fo:min-height="0.95cm" fo:min-width="0.6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top" draw:auto-grow-height="false" fo:min-height="1.15cm" fo:min-width="0.6cm"/>
      <style:paragraph-properties style:writing-mode="lr-tb"/>
    </style:style>
    <style:style style:name="gr9" style:family="graphic" style:parent-style-name="standard">
      <style:graphic-properties draw:stroke="dash" draw:stroke-dash="Double_20_Dash" svg:stroke-width="0.035cm" svg:stroke-color="#ff0000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 fo:min-height="0.05cm" fo:min-width="0.3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  <style:paragraph-properties style:writing-mode="lr-tb"/>
    </style:style>
    <style:style style:name="gr12" style:family="graphic" style:parent-style-name="standard">
      <style:graphic-properties svg:stroke-width="0.035cm" svg:stroke-color="#ff0000" draw:marker-start-width="0.252cm" draw:marker-end-width="0.252cm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e6e905" draw:marker-start-width="0.252cm" draw:marker-end-width="0.252cm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a933" draw:marker-start-width="0.252cm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ea7500" draw:marker-start-width="0.252cm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35cm" svg:stroke-color="#808080" draw:marker-start-width="0.252cm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5983b0" draw:marker-start-width="0.252cm" draw:marker-end-width="0.252cm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solid" svg:stroke-width="0.035cm" svg:stroke-color="#ff0000" draw:marker-start-width="0.252cm" draw:marker-end-width="0.252cm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ff8000" draw:marker-start-width="0.252cm" draw:marker-end-width="0.252cm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50938a" draw:marker-start-width="0.252cm" draw:marker-end-width="0.252cm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solid" svg:stroke-width="0.035cm" svg:stroke-color="#00a933" draw:marker-start-width="0.252cm" draw:marker-end-width="0.252cm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65cm" fo:min-width="1.4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bottom" draw:auto-grow-height="false" fo:min-height="1.15cm" fo:min-width="0.6cm"/>
      <style:paragraph-properties style:writing-mode="lr-tb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0.051cm" fo:min-width="0.4cm"/>
      <style:paragraph-properties style:writing-mode="lr-tb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0.25cm" fo:min-width="0cm"/>
      <style:paragraph-properties style:writing-mode="lr-tb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05cm" fo:min-width="0cm"/>
      <style:paragraph-properties style:writing-mode="lr-tb"/>
    </style:style>
    <style:style style:name="gr30" style:family="graphic" style:parent-style-name="standard">
      <style:graphic-properties svg:stroke-width="0.035cm" draw:marker-start-width="0.252cm" draw:marker-end-width="0.252cm" draw:fill-color="#127622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solid" svg:stroke-width="0.035cm" svg:stroke-color="#ffff38" draw:marker-start-width="0.252cm" draw:marker-end-width="0.252cm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69a2e" draw:marker-start-width="0.252cm" draw:marker-end-width="0.252cm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813709" draw:marker-start-width="0.252cm" draw:marker-end-width="0.252cm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textarea-horizontal-align="justify" draw:textarea-vertical-align="middle" draw:auto-grow-height="false" fo:min-height="0.15cm" fo:min-width="0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25cm" fo:min-width="0cm"/>
      <style:paragraph-properties style:writing-mode="lr-tb"/>
    </style:style>
    <style:style style:name="gr36" style:family="graphic" style:parent-style-name="standard">
      <style:graphic-properties svg:stroke-width="0.035cm" svg:stroke-color="#808080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fo:font-size="6pt" style:font-size-asian="6pt" style:font-size-complex="6pt"/>
    </style:style>
    <style:style style:name="P2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3" style:family="paragraph">
      <style:paragraph-properties fo:text-align="center" style:writing-mode="lr-tb"/>
      <style:text-properties fo:font-size="5pt" style:font-size-asian="5pt" style:font-size-complex="5pt"/>
    </style:style>
    <style:style style:name="P4" style:family="paragraph">
      <loext:graphic-properties draw:fill="none"/>
      <style:paragraph-properties fo:text-align="center" style:writing-mode="lr-tb"/>
      <style:text-properties fo:font-size="5pt" style:font-size-asian="5pt" style:font-size-complex="5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end" style:writing-mode="lr-tb"/>
      <style:text-properties fo:font-size="6pt" style:font-size-asian="6pt" style:font-size-complex="6pt"/>
    </style:style>
    <style:style style:name="P8" style:family="paragraph">
      <loext:graphic-properties draw:fill="none"/>
      <style:paragraph-properties fo:text-align="end" style:writing-mode="lr-tb"/>
      <style:text-properties fo:font-size="6pt" style:font-size-asian="6pt" style:font-size-complex="6pt"/>
    </style:style>
    <style:style style:name="P9" style:family="paragraph">
      <loext:graphic-properties draw:fill-color="#127622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font-size="5pt" fo:font-weight="bold" style:font-size-asian="5pt" style:font-weight-asian="bold" style:font-size-complex="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401cm" svg:height="2.2cm" draw:transform="skewX (-0.00820304748437335) rotate (1.5707963267949) translate (11.3cm 8.419cm)">
          <text:p text:style-name="P1"><text:span text:style-name="T1">TB6612F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2" draw:id="id32" draw:layer="layout" svg:width="0.8cm" svg:height="0.3cm" svg:x="11.4cm" svg:y="5.212cm">
          <text:p text:style-name="P3"><text:span text:style-name="T2">PWM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0" draw:id="id30" draw:layer="layout" svg:width="0.8cm" svg:height="0.3cm" svg:x="11.4cm" svg:y="5.612cm">
          <text:p text:style-name="P3"><text:span text:style-name="T2">AIN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9" draw:id="id29" draw:layer="layout" svg:width="0.8cm" svg:height="0.3cm" svg:x="11.4cm" svg:y="6.012cm">
          <text:p text:style-name="P3"><text:span text:style-name="T2">AIN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2" draw:id="id22" draw:layer="layout" svg:width="0.8cm" svg:height="0.3cm" svg:x="11.4cm" svg:y="6.412cm">
          <text:p text:style-name="P3"><text:span text:style-name="T2">STDB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cm" svg:height="0.3cm" svg:x="11.4cm" svg:y="6.812cm">
          <text:p text:style-name="P3"><text:span text:style-name="T2">BIN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cm" svg:height="0.3cm" svg:x="11.4cm" svg:y="7.212cm">
          <text:p text:style-name="P3"><text:span text:style-name="T2">BIN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cm" svg:height="0.3cm" svg:x="11.4cm" svg:y="7.612cm">
          <text:p text:style-name="P3"><text:span text:style-name="T2">PWM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1" draw:id="id21" draw:layer="layout" svg:width="0.8cm" svg:height="0.3cm" svg:x="11.4cm" svg:y="8.012cm">
          <text:p text:style-name="P3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8" draw:id="id18" draw:layer="layout" svg:width="0.8cm" svg:height="0.3cm" svg:x="12.6cm" svg:y="5.212cm">
          <text:p text:style-name="P3"><text:span text:style-name="T2">V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0.8cm" svg:height="0.3cm" svg:x="12.6cm" svg:y="5.612cm">
          <text:p text:style-name="P3"><text:span text:style-name="T2">VC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cm" svg:height="0.3cm" svg:x="12.6cm" svg:y="6.012cm">
          <text:p text:style-name="P3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5" draw:id="id35" draw:layer="layout" svg:width="0.8cm" svg:height="0.3cm" svg:x="12.6cm" svg:y="6.412cm">
          <text:p text:style-name="P3"><text:span text:style-name="T2">A0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7" draw:id="id37" draw:layer="layout" svg:width="0.8cm" svg:height="0.3cm" svg:x="12.6cm" svg:y="6.812cm">
          <text:p text:style-name="P3"><text:span text:style-name="T2">A0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cm" svg:height="0.3cm" svg:x="12.6cm" svg:y="7.212cm">
          <text:p text:style-name="P3"><text:span text:style-name="T2">B0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cm" svg:height="0.3cm" svg:x="12.6cm" svg:y="7.612cm">
          <text:p text:style-name="P3"><text:span text:style-name="T2">B0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cm" svg:height="0.3cm" svg:x="12.6cm" svg:y="8.012cm">
          <text:p text:style-name="P3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cm" svg:height="1.2cm" svg:x="1.5cm" svg:y="5.8cm">
          <text:p text:style-name="P1"><text:span text:style-name="T1">NRF24L01 SM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0.8cm" svg:height="0.3cm" draw:transform="rotate (1.5707963267949) translate (1.6cm 7cm)">
          <text:p text:style-name="P3"><text:span text:style-name="T2">VC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0.8cm" svg:height="0.3cm" draw:transform="rotate (1.5707963267949) translate (1.9cm 7cm)">
          <text:p text:style-name="P3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cm" svg:height="0.3cm" draw:transform="rotate (1.5707963267949) translate (2.2cm 7cm)">
          <text:p text:style-name="P3"><text:span text:style-name="T2">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0.8cm" svg:height="0.3cm" draw:transform="rotate (1.5707963267949) translate (2.5cm 7cm)">
          <text:p text:style-name="P3"><text:span text:style-name="T2">CS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0.8cm" svg:height="0.3cm" draw:transform="rotate (1.5707963267949) translate (2.2cm 7cm)">
          <text:p text:style-name="P3"><text:span text:style-name="T2">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2" draw:id="id12" draw:layer="layout" svg:width="0.8cm" svg:height="0.3cm" draw:transform="rotate (1.5707963267949) translate (2.8cm 7cm)">
          <text:p text:style-name="P3"><text:span text:style-name="T2">SCK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4" draw:id="id14" draw:layer="layout" svg:width="0.8cm" svg:height="0.3cm" draw:transform="rotate (1.5707963267949) translate (3.1cm 7cm)">
          <text:p text:style-name="P3"><text:span text:style-name="T2">MOS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6" draw:id="id16" draw:layer="layout" svg:width="0.8cm" svg:height="0.3cm" draw:transform="rotate (1.5707963267949) translate (3.4cm 7cm)">
          <text:p text:style-name="P3"><text:span text:style-name="T2">MIS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cm" svg:height="0.3cm" draw:transform="rotate (1.5707963267949) translate (3.7cm 7cm)">
          <text:p text:style-name="P3"><text:span text:style-name="T2">IRQ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701cm" svg:height="5.4cm" draw:transform="skewX (-0.0188495559215388) translate (5.404cm 8.1cm)">
          <text:p text:style-name="P1"><text:span text:style-name="T1">Arduino Pro Mini 3.3V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0.3cm" svg:x="5.6cm" svg:y="10.206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6" draw:id="id26" draw:layer="layout" svg:width="1cm" svg:height="0.3cm" svg:x="5.6cm" svg:y="10.606cm">
          <text:p text:style-name="P3"><text:span text:style-name="T2">~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3" draw:id="id23" draw:layer="layout" svg:width="1cm" svg:height="0.3cm" svg:x="5.6cm" svg:y="11.006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0.3cm" svg:x="5.6cm" svg:y="11.406cm">
          <text:p text:style-name="P3"><text:span text:style-name="T2">~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3" draw:id="id33" draw:layer="layout" svg:width="1cm" svg:height="0.3cm" svg:x="5.6cm" svg:y="11.806cm">
          <text:p text:style-name="P3"><text:span text:style-name="T2">~6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9" draw:id="id9" draw:layer="layout" svg:width="1cm" svg:height="0.3cm" svg:x="5.6cm" svg:y="12.206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1" draw:id="id11" draw:layer="layout" svg:width="1cm" svg:height="0.3cm" svg:x="5.6cm" svg:y="12.606cm">
          <text:p text:style-name="P3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1" draw:id="id31" draw:layer="layout" svg:width="1cm" svg:height="0.3cm" svg:x="5.6cm" svg:y="13.006cm">
          <text:p text:style-name="P3"><text:span text:style-name="T2">~9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" draw:id="id1" draw:layer="layout" svg:width="1cm" svg:height="0.301cm" svg:x="8cm" svg:y="9.793cm">
          <text:p text:style-name="P3"><text:span text:style-name="T2">VCC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0" draw:id="id50" draw:layer="layout" svg:width="1cm" svg:height="0.301cm" svg:x="8cm" svg:y="10.194cm">
          <text:p text:style-name="P3"><text:span text:style-name="T2">A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8" draw:id="id48" draw:layer="layout" svg:width="1cm" svg:height="0.3cm" svg:x="8cm" svg:y="10.595cm">
          <text:p text:style-name="P3"><text:span text:style-name="T2">A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6" draw:id="id46" draw:layer="layout" svg:width="1cm" svg:height="0.3cm" svg:x="8cm" svg:y="10.996cm">
          <text:p text:style-name="P3"><text:span text:style-name="T2">A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3" draw:id="id13" draw:layer="layout" svg:width="1cm" svg:height="0.3cm" svg:x="8cm" svg:y="11.797cm">
          <text:p text:style-name="P3"><text:span text:style-name="T2">SCK 1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7" draw:id="id17" draw:layer="layout" svg:width="1cm" svg:height="0.3cm" svg:x="8cm" svg:y="12.198cm">
          <text:p text:style-name="P3"><text:span text:style-name="T2">MISO 1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5" draw:id="id15" draw:layer="layout" svg:width="1cm" svg:height="0.301cm" svg:x="8cm" svg:y="12.598cm">
          <text:p text:style-name="P3"><text:span text:style-name="T2">MOSI </text:span><text:span text:style-name="T3">~</text:span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8" draw:id="id28" draw:layer="layout" svg:width="1cm" svg:height="0.301cm" svg:x="8cm" svg:y="12.999cm">
          <text:p text:style-name="P3"><text:span text:style-name="T2">~1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0.301cm" svg:x="8cm" svg:y="9.4cm">
          <text:p text:style-name="P3"><text:span text:style-name="T2">RS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0" draw:id="id20" draw:layer="layout" svg:width="1cm" svg:height="0.301cm" svg:x="8cm" svg:y="8.999cm">
          <text:p text:style-name="P3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1cm" svg:height="0.301cm" svg:x="8cm" svg:y="8.599cm">
          <text:p text:style-name="P3"><text:span text:style-name="T2">RAW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1cm" svg:height="0.301cm" svg:x="5.6cm" svg:y="9.812cm">
          <text:p text:style-name="P3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0.301cm" svg:x="5.6cm" svg:y="9.012cm">
          <text:p text:style-name="P3"><text:span text:style-name="T2">R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0.301cm" svg:x="5.6cm" svg:y="8.612cm">
          <text:p text:style-name="P3"><text:span text:style-name="T2">TX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cm" svg:height="1.2cm" svg:x="6.6cm" svg:y="3.9cm">
          <text:p text:style-name="P1"><text:span text:style-name="T1">Serv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4" draw:id="id24" draw:layer="layout" svg:width="0.8cm" svg:height="0.3cm" draw:transform="rotate (1.5707963267949) translate (6.7cm 5.1cm)">
          <text:p text:style-name="P3"><text:span text:style-name="T2">VC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5" draw:id="id25" draw:layer="layout" svg:width="0.8cm" svg:height="0.3cm" draw:transform="rotate (1.5707963267949) translate (7cm 5.1cm)">
          <text:p text:style-name="P3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7" draw:id="id27" draw:layer="layout" svg:width="0.8cm" svg:height="0.3cm" draw:transform="rotate (1.5707963267949) translate (7.3cm 5.1cm)">
          <text:p text:style-name="P3"><text:span text:style-name="T2">Signal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1cm" svg:height="1.4cm" svg:x="15.8cm" svg:y="4.5cm">
          <text:p text:style-name="P1"><text:span text:style-name="T1">DC Mot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4" draw:id="id34" draw:layer="layout" svg:width="0.8cm" svg:height="0.3cm" draw:transform="rotate (1.5707963267949) translate (16cm 5.8cm)">
          <text:p text:style-name="P3"><text:span text:style-name="T2">IN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6" draw:id="id36" draw:layer="layout" svg:width="0.8cm" svg:height="0.3cm" draw:transform="rotate (1.5707963267949) translate (16.3cm 5.8cm)">
          <text:p text:style-name="P3"><text:span text:style-name="T2">IN 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9cm" svg:y1="9.943cm" svg:x2="13.4cm" svg:y2="5.762cm" draw:start-shape="id1" draw:start-glue-point="1" draw:end-shape="id2" draw:end-glue-point="1" svg:d="M9000 9943h4901v-4181h-501" svg:viewBox="0 0 4902 4182">
          <text:p/>
        </draw:connector>
        <draw:custom-shape draw:style-name="gr8" draw:text-style-name="P2" draw:layer="layout" svg:width="1.1cm" svg:height="1.4cm" svg:x="8.5cm" svg:y="1.4cm">
          <text:p text:style-name="P1"><text:span text:style-name="T1">Lipo 1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3" draw:id="id3" draw:layer="layout" svg:width="0.8cm" svg:height="0.3cm" draw:transform="rotate (1.5707963267949) translate (8.7cm 2.7cm)">
          <text:p text:style-name="P3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19" draw:id="id19" draw:layer="layout" svg:width="0.8cm" svg:height="0.3cm" draw:transform="rotate (1.5707963267949) translate (9.1cm 2.7cm)">
          <text:p text:style-name="P3"><text:span text:style-name="T2">-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line-skew="0.551cm 0.799cm" svg:x1="8.85cm" svg:y1="2.7cm" svg:x2="9cm" svg:y2="8.749cm" draw:start-shape="id3" draw:start-glue-point="3" draw:end-shape="id4" draw:end-glue-point="1" svg:d="M8850 2700v3500h1450v2549h-1300" svg:viewBox="0 0 1451 6050">
          <text:p/>
        </draw:connector>
        <draw:connector draw:style-name="gr9" draw:text-style-name="P5" draw:layer="layout" draw:line-skew="-1.095cm 0.299cm" svg:x1="1.75cm" svg:y1="7cm" svg:x2="9cm" svg:y2="9.943cm" draw:start-shape="id5" draw:start-glue-point="3" draw:end-shape="id1" draw:end-glue-point="1" svg:d="M1750 7000v301h8050v2642h-800" svg:viewBox="0 0 8051 2944">
          <text:p/>
        </draw:connector>
        <draw:connector draw:style-name="gr13" draw:text-style-name="P5" draw:layer="layout" svg:x1="2.05cm" svg:y1="7cm" svg:x2="5.6cm" svg:y2="9.962cm" draw:start-shape="id6" draw:start-glue-point="3" draw:end-shape="id7" draw:end-glue-point="3" svg:d="M2050 7000v2962h3550" svg:viewBox="0 0 3551 2963">
          <text:p/>
        </draw:connector>
        <draw:connector draw:style-name="gr14" draw:text-style-name="P5" draw:layer="layout" svg:x1="2.35cm" svg:y1="7cm" svg:x2="5.6cm" svg:y2="12.356cm" draw:start-shape="id8" draw:start-glue-point="3" draw:end-shape="id9" draw:end-glue-point="3" svg:d="M2350 7000v5356h3250" svg:viewBox="0 0 3251 5357">
          <text:p/>
        </draw:connector>
        <draw:connector draw:style-name="gr15" draw:text-style-name="P5" draw:layer="layout" svg:x1="2.65cm" svg:y1="7cm" svg:x2="5.6cm" svg:y2="12.756cm" draw:start-shape="id10" draw:start-glue-point="3" draw:end-shape="id11" draw:end-glue-point="3" svg:d="M2650 7000v5756h2950" svg:viewBox="0 0 2951 5757">
          <text:p/>
        </draw:connector>
        <draw:connector draw:style-name="gr16" draw:text-style-name="P5" draw:layer="layout" draw:line-skew="4.601cm" svg:x1="2.95cm" svg:y1="7cm" svg:x2="9cm" svg:y2="11.947cm" draw:start-shape="id12" draw:start-glue-point="3" draw:end-shape="id13" draw:end-glue-point="1" svg:d="M2950 7000v7000h6551v-2053h-501" svg:viewBox="0 0 6552 7001">
          <text:p/>
        </draw:connector>
        <draw:connector draw:style-name="gr17" draw:text-style-name="P5" draw:layer="layout" draw:line-skew="4.501cm 1.099cm" svg:x1="3.25cm" svg:y1="7cm" svg:x2="9cm" svg:y2="12.748cm" draw:start-shape="id14" draw:start-glue-point="3" draw:end-shape="id15" draw:end-glue-point="1" svg:d="M3250 7000v7300h7350v-1552h-1600" svg:viewBox="0 0 7351 7301">
          <text:p/>
        </draw:connector>
        <draw:connector draw:style-name="gr18" draw:text-style-name="P5" draw:layer="layout" draw:line-skew="4.101cm 0.899cm" svg:x1="3.55cm" svg:y1="7cm" svg:x2="9cm" svg:y2="12.348cm" draw:start-shape="id16" draw:start-glue-point="3" draw:end-shape="id17" draw:end-glue-point="1" svg:d="M3550 7000v6700h6850v-1352h-1400" svg:viewBox="0 0 6851 6701">
          <text:p/>
        </draw:connector>
        <draw:connector draw:style-name="gr19" draw:text-style-name="P5" draw:layer="layout" svg:x1="8.85cm" svg:y1="2.7cm" svg:x2="13.4cm" svg:y2="5.362cm" draw:start-shape="id3" draw:start-glue-point="3" draw:end-shape="id18" draw:end-glue-point="1" svg:d="M8850 2700v1256h5051v1406h-501" svg:viewBox="0 0 5052 2663">
          <text:p/>
        </draw:connector>
        <draw:connector draw:style-name="gr13" draw:text-style-name="P5" draw:layer="layout" draw:line-skew="0.051cm" svg:x1="9.25cm" svg:y1="2.7cm" svg:x2="9cm" svg:y2="9.149cm" draw:start-shape="id19" draw:start-glue-point="3" draw:end-shape="id20" draw:end-glue-point="1" svg:d="M9250 2700v3200h251v3249h-501" svg:viewBox="0 0 502 6450">
          <text:p/>
        </draw:connector>
        <draw:connector draw:style-name="gr13" draw:text-style-name="P5" draw:layer="layout" draw:line-skew="0.376cm" svg:x1="11.4cm" svg:y1="8.162cm" svg:x2="9cm" svg:y2="9.149cm" draw:start-shape="id21" draw:start-glue-point="3" draw:end-shape="id20" draw:end-glue-point="1" svg:d="M11400 8162h-824v987h-1576" svg:viewBox="0 0 2401 988">
          <text:p/>
        </draw:connector>
        <draw:connector draw:style-name="gr20" draw:text-style-name="P5" draw:layer="layout" svg:x1="11.4cm" svg:y1="6.562cm" svg:x2="5.6cm" svg:y2="11.156cm" draw:start-shape="id22" draw:start-glue-point="3" draw:end-shape="id23" draw:end-glue-point="3" svg:d="M11400 6562h-6301v4594h501" svg:viewBox="0 0 6302 4595">
          <text:p/>
        </draw:connector>
        <draw:connector draw:style-name="gr19" draw:text-style-name="P5" draw:layer="layout" draw:line-skew="0.299cm" svg:x1="8.85cm" svg:y1="2.7cm" svg:x2="6.85cm" svg:y2="5.1cm" draw:start-shape="id3" draw:start-glue-point="3" draw:end-shape="id24" draw:end-glue-point="3" svg:d="M8850 2700v3200h-2000v-800" svg:viewBox="0 0 2001 3201">
          <text:p/>
        </draw:connector>
        <draw:connector draw:style-name="gr21" draw:text-style-name="P6" draw:layer="layout" draw:line-skew="-0.001cm" svg:x1="9.25cm" svg:y1="2.7cm" svg:x2="7.15cm" svg:y2="5.1cm" draw:start-shape="id19" draw:start-glue-point="3" draw:end-shape="id25" draw:end-glue-point="3" svg:d="M9250 2700v2900h-2100v-500" svg:viewBox="0 0 2101 2901">
          <text:p text:style-name="P5"><text:s/></text:p>
        </draw:connector>
        <draw:connector draw:style-name="gr22" draw:text-style-name="P5" draw:layer="layout" draw:line-skew="0.201cm" svg:x1="5.6cm" svg:y1="10.756cm" svg:x2="7.45cm" svg:y2="5.1cm" draw:start-shape="id26" draw:start-glue-point="3" draw:end-shape="id27" draw:end-glue-point="3" svg:d="M5600 10756h-300v-2903h2150v-2753" svg:viewBox="0 0 2151 5657">
          <text:p/>
        </draw:connector>
        <draw:connector draw:style-name="gr23" draw:text-style-name="P5" draw:layer="layout" draw:line-skew="0.626cm" svg:x1="9cm" svg:y1="13.149cm" svg:x2="11.4cm" svg:y2="6.162cm" draw:start-shape="id28" draw:start-glue-point="1" draw:end-shape="id29" draw:end-glue-point="3" svg:d="M9000 13149h1826v-6987h574" svg:viewBox="0 0 2401 6988">
          <text:p/>
        </draw:connector>
        <draw:connector draw:style-name="gr14" draw:text-style-name="P5" draw:layer="layout" draw:line-skew="-0.399cm" svg:x1="11.4cm" svg:y1="5.762cm" svg:x2="5.6cm" svg:y2="13.156cm" draw:start-shape="id30" draw:start-glue-point="3" draw:end-shape="id31" draw:end-glue-point="3" svg:d="M11400 5762h-6700v7394h900" svg:viewBox="0 0 6701 7395">
          <text:p/>
        </draw:connector>
        <draw:connector draw:style-name="gr24" draw:text-style-name="P5" draw:layer="layout" draw:line-skew="-0.599cm" svg:x1="11.4cm" svg:y1="5.362cm" svg:x2="5.6cm" svg:y2="11.956cm" draw:start-shape="id32" draw:start-glue-point="3" draw:end-shape="id33" draw:end-glue-point="3" svg:d="M11400 5362h-6900v6594h1100" svg:viewBox="0 0 6901 6595">
          <text:p/>
        </draw:connector>
        <draw:connector draw:style-name="gr24" draw:text-style-name="P5" draw:layer="layout" svg:x1="16.15cm" svg:y1="5.8cm" svg:x2="13.4cm" svg:y2="6.562cm" draw:start-shape="id34" draw:start-glue-point="3" draw:end-shape="id35" draw:end-glue-point="1" svg:d="M16150 5800v762h-2750" svg:viewBox="0 0 2751 763">
          <text:p/>
        </draw:connector>
        <draw:connector draw:style-name="gr24" draw:text-style-name="P5" draw:layer="layout" svg:x1="16.45cm" svg:y1="5.8cm" svg:x2="13.4cm" svg:y2="6.962cm" draw:start-shape="id36" draw:start-glue-point="3" draw:end-shape="id37" draw:end-glue-point="1" svg:d="M16450 5800v1162h-3050" svg:viewBox="0 0 3051 1163">
          <text:p/>
        </draw:connector>
        <draw:custom-shape draw:style-name="gr25" draw:text-style-name="P8" draw:layer="layout" svg:width="1.9cm" svg:height="0.9cm" svg:x="12.5cm" svg:y="11.7cm">
          <text:p text:style-name="P7"><text:span text:style-name="T1">LED Blink</text:span></text:p>
          <text:p text:style-name="P7"><text:span text:style-name="T1">Le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1.1cm" svg:height="1.4cm" svg:x="7.1cm" svg:y="16.7cm">
          <text:p text:style-name="P1"><text:span text:style-name="T1">LED Break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1cm" svg:height="1.4cm" svg:x="4.2cm" svg:y="16.7cm">
          <text:p text:style-name="P1"><text:span text:style-name="T1">LED Fro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1cm" svg:height="1.4cm" svg:x="5.7cm" svg:y="16.7cm">
          <text:p text:style-name="P1"><text:span text:style-name="T1">LED Back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1cm" svg:height="1.4cm" svg:x="8.4cm" svg:y="16.7cm">
          <text:p text:style-name="P1"><text:span text:style-name="T1">LED Back-</text:span></text:p>
          <text:p text:style-name="P1"><text:span text:style-name="T1">wards Dr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xml:id="id44" draw:id="id44" draw:layer="layout" svg:width="0.9cm" svg:height="0.301cm" draw:transform="rotate (1.5707963267949) translate (7.599cm 13.3cm)">
          <text:p text:style-name="P3"><text:span text:style-name="T2">A4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27" draw:text-style-name="P4" xml:id="id42" draw:id="id42" draw:layer="layout" svg:width="0.9cm" svg:height="0.301cm" draw:transform="rotate (1.5707963267949) translate (7.298cm 13.3cm)">
          <text:p text:style-name="P3"><text:span text:style-name="T2">A5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27" draw:text-style-name="P4" xml:id="id40" draw:id="id40" draw:layer="layout" svg:width="0.9cm" svg:height="0.301cm" draw:transform="rotate (1.5707963267949) translate (7.002cm 13.3cm)">
          <text:p text:style-name="P3"><text:span text:style-name="T2">A6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27" draw:text-style-name="P4" xml:id="id38" draw:id="id38" draw:layer="layout" svg:width="0.9cm" svg:height="0.301cm" draw:transform="rotate (1.5707963267949) translate (6.7cm 13.3cm)">
          <text:p text:style-name="P3"><text:span text:style-name="T2">A7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28" draw:text-style-name="P4" xml:id="id55" draw:id="id55" draw:layer="layout" svg:width="0.3cm" svg:height="0.5cm" svg:x="8.6cm" svg:y="16.8cm">
          <text:p text:style-name="P3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3cm" svg:height="0.5cm" svg:x="9cm" svg:y="16.8cm">
          <text:p text:style-name="P3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xml:id="id57" draw:id="id57" draw:layer="layout" svg:width="0.5cm" svg:height="0.3cm" svg:x="12.6cm" svg:y="11.8cm">
          <text:p text:style-name="P3"><text:span text:style-name="T2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0.5cm" svg:height="0.3cm" svg:x="12.6cm" svg:y="12.2cm">
          <text:p text:style-name="P3"><text:span text:style-name="T2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xml:id="id54" draw:id="id54" draw:layer="layout" svg:width="0.3cm" svg:height="0.5cm" svg:x="7.3cm" svg:y="16.8cm">
          <text:p text:style-name="P3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3cm" svg:height="0.5cm" svg:x="7.7cm" svg:y="16.8cm">
          <text:p text:style-name="P3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52" draw:id="id52" draw:layer="layout" svg:width="0.3cm" svg:height="0.5cm" svg:x="4.4cm" svg:y="16.8cm">
          <text:p text:style-name="P3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3cm" svg:height="0.5cm" svg:x="4.8cm" svg:y="16.8cm">
          <text:p text:style-name="P3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53" draw:id="id53" draw:layer="layout" svg:width="0.3cm" svg:height="0.5cm" svg:x="5.9cm" svg:y="16.8cm">
          <text:p text:style-name="P3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3cm" svg:height="0.5cm" svg:x="6.3cm" svg:y="16.8cm">
          <text:p text:style-name="P3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.9cm" svg:height="0.9cm" svg:x="12.5cm" svg:y="13cm">
          <text:p text:style-name="P7"><text:span text:style-name="T1">LED Blink</text:span></text:p>
          <text:p text:style-name="P7"><text:span text:style-name="T1">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xml:id="id58" draw:id="id58" draw:layer="layout" svg:width="0.5cm" svg:height="0.3cm" svg:x="12.6cm" svg:y="13.1cm">
          <text:p text:style-name="P3"><text:span text:style-name="T2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0.5cm" svg:height="0.3cm" svg:x="12.6cm" svg:y="13.5cm">
          <text:p text:style-name="P3"><text:span text:style-name="T2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draw:layer="layout" svg:width="1.9cm" svg:height="0.9cm" svg:x="12.6cm" svg:y="10.5cm">
          <text:p text:style-name="P7"><text:span text:style-name="T1">LED Blink</text:span></text:p>
          <text:p text:style-name="P7"><text:span text:style-name="T1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xml:id="id56" draw:id="id56" draw:layer="layout" svg:width="0.5cm" svg:height="0.3cm" svg:x="12.7cm" svg:y="10.6cm">
          <text:p text:style-name="P3"><text:span text:style-name="T2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0.5cm" svg:height="0.3cm" svg:x="12.7cm" svg:y="11cm">
          <text:p text:style-name="P3"><text:span text:style-name="T2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9" draw:layer="layout" draw:line-skew="0.9cm" svg:x1="6.85cm" svg:y1="13.3cm" svg:x2="4.55cm" svg:y2="15.7cm" draw:start-shape="id38" draw:start-glue-point="3" draw:end-shape="id39" draw:end-glue-point="0" svg:d="M6850 13300v2100h-2300v300" svg:viewBox="0 0 2301 2401">
          <text:p/>
        </draw:connector>
        <draw:connector draw:style-name="gr30" draw:text-style-name="P9" draw:layer="layout" draw:line-skew="1.2cm" svg:x1="7.152cm" svg:y1="13.3cm" svg:x2="6.05cm" svg:y2="15.7cm" draw:start-shape="id40" draw:start-glue-point="3" draw:end-shape="id41" draw:end-glue-point="0" svg:d="M7152 13300v2400h-1102" svg:viewBox="0 0 1103 2401">
          <text:p/>
        </draw:connector>
        <draw:connector draw:style-name="gr30" draw:text-style-name="P9" draw:layer="layout" svg:x1="7.448cm" svg:y1="13.3cm" svg:x2="7.45cm" svg:y2="15.7cm" draw:start-shape="id42" draw:start-glue-point="3" draw:end-shape="id43" draw:end-glue-point="0" svg:d="M7448 13300v1200h2v1200" svg:viewBox="0 0 3 2401">
          <text:p/>
        </draw:connector>
        <draw:connector draw:style-name="gr30" draw:text-style-name="P9" draw:layer="layout" draw:line-skew="0.9cm" svg:x1="7.749cm" svg:y1="13.3cm" svg:x2="8.75cm" svg:y2="15.7cm" draw:start-shape="id44" draw:start-glue-point="3" draw:end-shape="id45" draw:end-glue-point="0" svg:d="M7749 13300v2100h1001v300" svg:viewBox="0 0 1002 2401">
          <text:p/>
        </draw:connector>
        <draw:connector draw:style-name="gr31" draw:text-style-name="P5" draw:layer="layout" draw:line-skew="0.9cm" svg:x1="9cm" svg:y1="11.146cm" svg:x2="11.8cm" svg:y2="13.25cm" draw:start-shape="id46" draw:start-glue-point="1" draw:end-shape="id47" draw:end-glue-point="3" svg:d="M9000 11146h2300v2104h500" svg:viewBox="0 0 2801 2105">
          <text:p/>
        </draw:connector>
        <draw:connector draw:style-name="gr32" draw:text-style-name="P5" draw:layer="layout" draw:line-skew="1.05cm" svg:x1="9cm" svg:y1="10.745cm" svg:x2="11.9cm" svg:y2="11.95cm" draw:start-shape="id48" draw:start-glue-point="1" draw:end-shape="id49" draw:end-glue-point="3" svg:d="M9000 10745h2500v1205h400" svg:viewBox="0 0 2901 1206">
          <text:p/>
        </draw:connector>
        <draw:connector draw:style-name="gr33" draw:text-style-name="P5" draw:layer="layout" draw:line-skew="1.2cm" svg:x1="9cm" svg:y1="10.344cm" svg:x2="12cm" svg:y2="10.75cm" draw:start-shape="id50" draw:start-glue-point="1" draw:end-shape="id51" draw:end-glue-point="3" svg:d="M9000 10344h2700v406h300" svg:viewBox="0 0 3001 407">
          <text:p/>
        </draw:connector>
        <draw:custom-shape draw:style-name="gr34" draw:text-style-name="P1" xml:id="id39" draw:id="id39" draw:layer="layout" svg:width="0.3cm" svg:height="0.4cm" svg:x="4.4cm" svg:y="15.7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xml:id="id41" draw:id="id41" draw:layer="layout" svg:width="0.3cm" svg:height="0.4cm" svg:x="5.9cm" svg:y="15.7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xml:id="id43" draw:id="id43" draw:layer="layout" svg:width="0.3cm" svg:height="0.4cm" svg:x="7.3cm" svg:y="15.7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xml:id="id45" draw:id="id45" draw:layer="layout" svg:width="0.3cm" svg:height="0.4cm" svg:x="8.6cm" svg:y="15.7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onnector draw:style-name="gr30" draw:text-style-name="P9" draw:layer="layout" svg:x1="4.55cm" svg:y1="16.1cm" svg:x2="4.55cm" svg:y2="16.8cm" draw:start-shape="id39" draw:start-glue-point="2" draw:end-shape="id52" draw:end-glue-point="0" svg:d="M4550 16100v700" svg:viewBox="0 0 1 701">
          <text:p/>
        </draw:connector>
        <draw:connector draw:style-name="gr30" draw:text-style-name="P9" draw:layer="layout" svg:x1="6.05cm" svg:y1="16.1cm" svg:x2="6.05cm" svg:y2="16.8cm" draw:start-shape="id41" draw:start-glue-point="2" draw:end-shape="id53" draw:end-glue-point="0" svg:d="M6050 16100v700" svg:viewBox="0 0 1 701">
          <text:p/>
        </draw:connector>
        <draw:connector draw:style-name="gr30" draw:text-style-name="P9" draw:layer="layout" svg:x1="7.45cm" svg:y1="16.1cm" svg:x2="7.45cm" svg:y2="16.8cm" draw:start-shape="id43" draw:start-glue-point="2" draw:end-shape="id54" draw:end-glue-point="0" svg:d="M7450 16100v700" svg:viewBox="0 0 1 701">
          <text:p/>
        </draw:connector>
        <draw:connector draw:style-name="gr30" draw:text-style-name="P9" draw:layer="layout" svg:x1="8.75cm" svg:y1="16.1cm" svg:x2="8.75cm" svg:y2="16.8cm" draw:start-shape="id45" draw:start-glue-point="2" draw:end-shape="id55" draw:end-glue-point="0" svg:d="M8750 16100v700" svg:viewBox="0 0 1 701">
          <text:p/>
        </draw:connector>
        <draw:custom-shape draw:style-name="gr35" draw:text-style-name="P1" xml:id="id51" draw:id="id51" draw:layer="layout" svg:width="0.3cm" svg:height="0.5cm" svg:x="12cm" svg:y="10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12.3cm" svg:y1="10.75cm" svg:x2="12.7cm" svg:y2="10.75cm" draw:start-shape="id51" draw:start-glue-point="1" draw:end-shape="id56" draw:end-glue-point="3" svg:d="M12300 10750h400" svg:viewBox="0 0 401 1">
          <text:p/>
        </draw:connector>
        <draw:custom-shape draw:style-name="gr35" draw:text-style-name="P1" xml:id="id49" draw:id="id49" draw:layer="layout" svg:width="0.3cm" svg:height="0.5cm" svg:x="11.9cm" svg:y="11.7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12.2cm" svg:y1="11.95cm" svg:x2="12.6cm" svg:y2="11.95cm" draw:start-shape="id49" draw:start-glue-point="1" draw:end-shape="id57" draw:end-glue-point="3" svg:d="M12200 11950h400" svg:viewBox="0 0 401 1">
          <text:p/>
        </draw:connector>
        <draw:custom-shape draw:style-name="gr35" draw:text-style-name="P1" xml:id="id47" draw:id="id47" draw:layer="layout" svg:width="0.3cm" svg:height="0.5cm" svg:x="11.8cm" svg:y="13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12.1cm" svg:y1="13.25cm" svg:x2="12.6cm" svg:y2="13.25cm" draw:start-shape="id47" draw:start-glue-point="1" draw:end-shape="id58" draw:end-glue-point="3" svg:d="M12100 13250h500" svg:viewBox="0 0 501 1">
          <text:p/>
        </draw:connector>
        <draw:custom-shape draw:style-name="gr5" draw:text-style-name="P4" xml:id="id61" draw:id="id61" draw:layer="layout" svg:width="1cm" svg:height="0.3cm" svg:x="8cm" svg:y="11.396cm">
          <text:p text:style-name="P3"><text:span text:style-name="T2">A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0.301cm" svg:x="5.6cm" svg:y="9.412cm">
          <text:p text:style-name="P3"><text:span text:style-name="T2">RST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.9cm" svg:height="0.9cm" svg:x="12.5cm" svg:y="14.1cm">
          <text:p text:style-name="P7"><text:span text:style-name="T1">LED </text:span></text:p>
          <text:p text:style-name="P7"><text:span text:style-name="T1">reserved</text:span></text:p>
          <text:p text:style-name="P7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xml:id="id60" draw:id="id60" draw:layer="layout" svg:width="0.5cm" svg:height="0.3cm" svg:x="12.6cm" svg:y="14.2cm">
          <text:p text:style-name="P3"><text:span text:style-name="T2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0.5cm" svg:height="0.3cm" svg:x="12.6cm" svg:y="14.6cm">
          <text:p text:style-name="P3"><text:span text:style-name="T2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xml:id="id59" draw:id="id59" draw:layer="layout" svg:width="0.3cm" svg:height="0.5cm" svg:x="11.8cm" svg:y="14.1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12.1cm" svg:y1="14.35cm" svg:x2="12.6cm" svg:y2="14.35cm" draw:start-shape="id59" draw:start-glue-point="1" draw:end-shape="id60" draw:end-glue-point="3" svg:d="M12100 14350h500" svg:viewBox="0 0 501 1">
          <text:p/>
        </draw:connector>
        <draw:connector draw:style-name="gr36" draw:text-style-name="P5" draw:layer="layout" draw:line-skew="0.7cm" svg:x1="9cm" svg:y1="11.546cm" svg:x2="11.8cm" svg:y2="14.35cm" draw:start-shape="id61" draw:start-glue-point="1" draw:end-shape="id59" draw:end-glue-point="3" svg:d="M9000 11546h2100v2804h700" svg:viewBox="0 0 2801 280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08T17:02:59.841000000</meta:creation-date>
    <dc:date>2020-07-18T23:35:20.553000000</dc:date>
    <meta:editing-duration>PT2H52M44S</meta:editing-duration>
    <meta:editing-cycles>16</meta:editing-cycles>
    <meta:generator>LibreOffice/6.4.4.2$Windows_X86_64 LibreOffice_project/3d775be2011f3886db32dfd395a6a6d1ca2630ff</meta:generator>
    <meta:document-statistic meta:object-count="135"/>
  </office:meta>
</office:document-meta>
</file>